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190C39A53BC.png" manifest:media-type="image/png"/>
  <manifest:file-entry manifest:full-path="Pictures/100000010000074B0000086D4D6C4E5C.png" manifest:media-type="image/png"/>
  <manifest:file-entry manifest:full-path="Pictures/100000010000019000000062368726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draw:stroke-dash="Long_20_Dot_20__28_Rounded_29_" svg:stroke-color="#000000" svg:stroke-linecap="round" draw:fill-color="#bbe33d" draw:textarea-horizontal-align="justify" draw:textarea-vertical-align="middle" draw:auto-grow-height="false" fo:min-height="3.197cm" fo:min-width="2.991cm" loext:decorative="false"/>
    </style:style>
    <style:style style:name="gr3" style:family="graphic" style:parent-style-name="Object_20_with_20_no_20_fill_20_and_20_no_20_line">
      <style:graphic-properties draw:stroke="none" draw:stroke-dash="Long_20_Dot_20__28_Rounded_29_" svg:stroke-linecap="roun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stroke-dash="Long_20_Dot_20__28_Rounded_29_" svg:stroke-color="#000000" svg:stroke-linecap="round" draw:fill="none" draw:fill-color="#ffffff" draw:textarea-horizontal-align="left" draw:auto-grow-height="true" draw:auto-grow-width="false" fo:min-height="1.344cm" fo:min-width="3.84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 loext:decorative="false"/>
      <style:paragraph-properties style:writing-mode="lr-tb"/>
    </style:style>
    <style:style style:name="gr7" style:family="graphic" style:parent-style-name="standard">
      <style:graphic-properties draw:stroke="solid" draw:stroke-dash="Long_20_Dot_20__28_Rounded_29_" svg:stroke-color="#000000" svg:stroke-linecap="round" draw:fill-color="#bbe33d" draw:textarea-horizontal-align="justify" draw:textarea-vertical-align="middle" draw:auto-grow-height="false" fo:min-height="1.957cm" fo:min-width="1.813cm" loext:decorative="false"/>
    </style:style>
    <style:style style:name="gr8" style:family="graphic" style:parent-style-name="objectwithoutfill">
      <style:graphic-properties svg:stroke-width="0.106cm" draw:marker-start="Linienspitzen_20_1" draw:marker-start-width="0.358cm" draw:marker-end="Linienspitzen_20_1" draw:marker-end-width="0.358cm" draw:fill="none" draw:textarea-vertical-align="middle" fo:padding-top="0.177cm" fo:padding-bottom="0.177cm" fo:padding-left="0.302cm" fo:padding-right="0.302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06cm" loext:decorative="false"/>
      <style:paragraph-properties style:writing-mode="lr-tb"/>
    </style:style>
    <style:style style:name="gr11" style:family="graphic" style:parent-style-name="objectwithoutfill">
      <style:graphic-properties svg:stroke-width="0.106cm" draw:marker-start="Linienspitzen_20_1" draw:marker-start-width="0.358cm" draw:marker-end="" draw:marker-end-width="0.358cm" draw:fill="none" draw:textarea-vertical-align="middle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4" style:family="graphic" style:parent-style-name="standard">
      <style:graphic-properties draw:stroke="none" dr3d:vertical-segments="16" dr3d:close-front="true" dr3d:close-back="tru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2pt" style:font-size-asian="42pt" style:font-size-complex="42pt"/>
    </style:style>
    <style:style style:name="P7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style-name="gr1">
          <draw:custom-shape draw:style-name="gr2" draw:text-style-name="P1" draw:layer="layout" svg:width="4.935cm" svg:height="4.875cm" svg:x="11.104cm" svg:y="5.2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2" draw:layer="layout" svg:width="3.471cm" svg:height="0.85cm" svg:x="11.862cm" svg:y="8.425cm">
            <draw:image xlink:href="Pictures/100000010000019000000062368726D5.png" xlink:type="simple" xlink:show="embed" xlink:actuate="onLoad" draw:mime-type="image/png">
              <text:p/>
            </draw:image>
          </draw:frame>
          <draw:frame draw:style-name="gr4" draw:text-style-name="P3" draw:layer="layout" svg:width="4.103cm" svg:height="1.594cm" svg:x="11.49cm" svg:y="6.273cm">
            <draw:text-box>
              <text:p text:style-name="P2"><text:span text:style-name="T1">Akkudoktor-EOS</text:span><text:span text:style-name="T1"><text:line-break/></text:span><text:span text:style-name="T2"> </text:span></text:p>
              <text:p text:style-name="P2">EOS Server</text:p>
            </draw:text-box>
          </draw:frame>
        </draw:g>
        <draw:frame draw:style-name="gr5" draw:text-style-name="P4" draw:layer="layout" svg:width="6.153cm" svg:height="0.962cm" svg:x="20.393cm" svg:y="1.545cm">
          <draw:text-box>
            <text:p>Prediction Sources</text:p>
          </draw:text-box>
        </draw:frame>
        <draw:frame draw:style-name="gr6" draw:text-style-name="P4" draw:layer="layout" svg:width="4.027cm" svg:height="0.967cm" svg:x="1.16cm" svg:y="1.367cm">
          <draw:text-box>
            <text:p>Integrations</text:p>
          </draw:text-box>
        </draw:frame>
        <draw:g draw:style-name="gr1">
          <draw:custom-shape draw:style-name="gr7" draw:text-style-name="P1" draw:layer="layout" svg:width="3.269cm" svg:height="3.121cm" svg:x="1.324cm" svg:y="2.7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2" draw:layer="layout" svg:width="1.682cm" svg:height="0.412cm" svg:x="2.052cm" svg:y="4.835cm">
            <draw:image xlink:href="Pictures/100000010000019000000062368726D5.png" xlink:type="simple" xlink:show="embed" xlink:actuate="onLoad" draw:mime-type="image/png">
              <text:p/>
            </draw:image>
          </draw:frame>
          <draw:frame draw:style-name="gr4" draw:text-style-name="P3" draw:layer="layout" svg:width="3.33cm" svg:height="1.594cm" svg:x="1.324cm" svg:y="3.39cm">
            <draw:text-box>
              <text:p text:style-name="P2"><text:span text:style-name="T3">Akkudoktor-EOS</text:span><text:span text:style-name="T3"><text:line-break/></text:span><text:span text:style-name="T2"> </text:span>EOSdash</text:p>
            </draw:text-box>
          </draw:frame>
        </draw:g>
        <draw:line draw:style-name="gr8" draw:text-style-name="P5" draw:layer="layout" svg:x1="4.654cm" svg:y1="4.732cm" svg:x2="11.015cm" svg:y2="7.001cm">
          <text:p/>
        </draw:line>
        <draw:frame draw:style-name="gr9" draw:text-style-name="P2" draw:layer="layout" svg:width="2.584cm" svg:height="2.985cm" svg:x="1.727cm" svg:y="6.615cm">
          <draw:image xlink:href="Pictures/100000010000074B0000086D4D6C4E5C.png" xlink:type="simple" xlink:show="embed" xlink:actuate="onLoad" draw:mime-type="image/png">
            <text:p/>
          </draw:image>
        </draw:frame>
        <draw:line draw:style-name="gr8" draw:text-style-name="P5" draw:layer="layout" svg:x1="4.459cm" svg:y1="8.131cm" svg:x2="10.94cm" svg:y2="7.908cm">
          <text:p/>
        </draw:line>
        <draw:frame draw:style-name="gr9" draw:text-style-name="P2" draw:layer="layout" svg:width="4.399cm" svg:height="4.399cm" svg:x="0.789cm" svg:y="9.528cm">
          <draw:image xlink:href="Pictures/100000010000019000000190C39A53BC.png" xlink:type="simple" xlink:show="embed" xlink:actuate="onLoad" draw:mime-type="image/png">
            <text:p/>
          </draw:image>
        </draw:frame>
        <draw:line draw:style-name="gr8" draw:text-style-name="P5" draw:layer="layout" svg:x1="4.385cm" svg:y1="11.609cm" svg:x2="11.104cm" svg:y2="8.726cm">
          <text:p/>
        </draw:line>
        <draw:frame draw:style-name="gr10" draw:text-style-name="P4" draw:layer="layout" svg:width="3.479cm" svg:height="1.056cm" svg:x="6.674cm" svg:y="4.222cm">
          <draw:text-box>
            <text:p>REST API</text:p>
          </draw:text-box>
        </draw:frame>
        <draw:g draw:style-name="gr1">
          <draw:custom-shape draw:style-name="gr7" draw:text-style-name="P1" draw:layer="layout" svg:width="3.269cm" svg:height="3.121cm" svg:x="22.252cm" svg:y="2.7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2" draw:layer="layout" svg:width="1.682cm" svg:height="0.412cm" svg:x="22.98cm" svg:y="4.85cm">
            <draw:image xlink:href="Pictures/100000010000019000000062368726D5.png" xlink:type="simple" xlink:show="embed" xlink:actuate="onLoad" draw:mime-type="image/png">
              <text:p/>
            </draw:image>
          </draw:frame>
          <draw:frame draw:style-name="gr4" draw:text-style-name="P3" draw:layer="layout" svg:width="3.33cm" svg:height="1.594cm" svg:x="22.252cm" svg:y="3.405cm">
            <draw:text-box>
              <text:p text:style-name="P2"><text:span text:style-name="T3">Akkudoktor.net</text:span></text:p>
              <text:p text:style-name="P2"><text:span text:style-name="T2"><text:s/></text:span><text:span text:style-name="T3"><text:line-break/></text:span><text:span text:style-name="T2"> </text:span><text:span text:style-name="T4">Electricity Price</text:span></text:p>
            </draw:text-box>
          </draw:frame>
        </draw:g>
        <draw:line draw:style-name="gr11" draw:text-style-name="P5" draw:layer="layout" svg:x1="16.039cm" svg:y1="6.68cm" svg:x2="22.133cm" svg:y2="4.638cm">
          <text:p/>
        </draw:line>
        <draw:g draw:style-name="gr1">
          <draw:custom-shape draw:style-name="gr7" draw:text-style-name="P1" draw:layer="layout" svg:width="3.269cm" svg:height="3.121cm" svg:x="22.31cm" svg:y="6.1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2" draw:layer="layout" svg:width="1.682cm" svg:height="0.412cm" svg:x="23.038cm" svg:y="8.239cm">
            <draw:image xlink:href="Pictures/100000010000019000000062368726D5.png" xlink:type="simple" xlink:show="embed" xlink:actuate="onLoad" draw:mime-type="image/png">
              <text:p/>
            </draw:image>
          </draw:frame>
          <draw:frame draw:style-name="gr4" draw:text-style-name="P3" draw:layer="layout" svg:width="3.33cm" svg:height="1.594cm" svg:x="22.31cm" svg:y="6.794cm">
            <draw:text-box>
              <text:p text:style-name="P2"><text:span text:style-name="T3"><text:s text:c="5"/></text:span><text:span text:style-name="T3">Akkudoktor.net</text:span></text:p>
              <text:p text:style-name="P2"><text:span text:style-name="T2"><text:s/></text:span><text:span text:style-name="T3"><text:line-break/></text:span><text:span text:style-name="T2"> <text:s text:c="4"/></text:span><text:span text:style-name="T4">PV Forecast</text:span></text:p>
            </draw:text-box>
          </draw:frame>
        </draw:g>
        <draw:line draw:style-name="gr11" draw:text-style-name="P5" draw:layer="layout" svg:x1="16.158cm" svg:y1="7.646cm" svg:x2="22.222cm" svg:y2="7.64cm">
          <text:p/>
        </draw:line>
        <draw:frame draw:style-name="gr12" draw:text-style-name="P4" draw:layer="layout" svg:width="4.355cm" svg:height="1.026cm" svg:x="11.579cm" svg:y="13.72cm">
          <draw:text-box>
            <text:p>Configuration</text:p>
          </draw:text-box>
        </draw:frame>
        <dr3d:scene draw:style-name="gr13" svg:width="2.364cm" svg:height="0.907cm" svg:x="12.501cm" svg:y="12.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svg:viewBox="0 -5000 2500 10000" svg:d="M0-5000h250 250 500 500 500 250 250v10000h-250-250-500-500-500-250-250z"/>
        </dr3d:scene>
        <draw:line draw:style-name="gr8" draw:text-style-name="P5" draw:layer="layout" svg:x1="13.705cm" svg:y1="12.412cm" svg:x2="13.675cm" svg:y2="10.405cm">
          <text:p/>
        </draw:line>
        <draw:frame draw:style-name="gr15" draw:text-style-name="P6" draw:layer="layout" svg:width="1.734cm" svg:height="1.906cm" svg:x="23.307cm" svg:y="10.139cm">
          <draw:text-box>
            <text:p><text:span text:style-name="T5">...</text:span></text:p>
          </draw:text-box>
        </draw:frame>
        <draw:line draw:style-name="gr11" draw:text-style-name="P5" draw:layer="layout" svg:x1="16.039cm" svg:y1="8.577cm" svg:x2="22.936cm" svg:y2="11.148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1013 1130" svg:d="M1009 1050l-449-1008-22-30-29-12-34 12-21 26-449 1012-5 13v8l5 21 12 21 17 13 21 4h903l21-4 21-13 9-21 4-21v-8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52:57.464139299</meta:creation-date>
    <dc:date>2025-01-08T12:37:57.885231657</dc:date>
    <meta:editing-duration>PT1M37S</meta:editing-duration>
    <meta:editing-cycles>3</meta:editing-cycles>
    <meta:generator>LibreOffice/24.2.7.2$Linux_X86_64 LibreOffice_project/420$Build-2</meta:generator>
    <meta:document-statistic meta:object-count="55"/>
  </office:meta>
</office:document-meta>
</file>